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color="#0000ff" fo:font-size="32pt" style:font-size-asian="32pt" style:font-size-complex="32pt"/>
    </style:style>
    <style:style style:name="T2" style:family="text">
      <style:text-properties style:font-name="Courier Ne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ssumption-Based Argumentation in Nuv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Jeff Thompson</text:p>
            <text:p>Imperial College</text:p>
            <text:p>June 22,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the world made of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ysical systems with physical attributes</text:p>
              </text:list-item>
              <text:list-item>
                <text:p>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tribu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attr ImperialWetThisMorning)<text:line-break/>(attr LondonRainingLastNight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s a system from “in” to “out” attributes</text:p>
              </text:list-item>
              <text:list-item>
                <text:p>Tasks are always assumptions</text:p>
              </text:list-item>
              <text:list-item>
                <text:p>(task <text:span text:style-name="T1">RainingInLondonYesterday</text:span>)<text:line-break/>→ (attr <text:span text:style-name="T1">RainingInLondonYesterday</text:span>)<text:line-break/>→ (attr LondonWetToday)</text:p>
              </text:list-item>
              <text:list-item>
                <text:p>Different tasks can result in different attribu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vl</text:p>
          </draw:text-box>
        </draw:frame>
        <draw:frame presentation:style-name="pr4" draw:layer="layout" svg:width="26.6cm" svg:height="12.179cm" svg:x="1.4cm" svg:y="4.914cm" presentation:class="outline" presentation:user-transformed="true">
          <draw:text-box>
            <text:list text:style-name="L2">
              <text:list-item>
                <text:p>Knowledge representation library in Scala</text:p>
              </text:list-item>
              <text:list-item>
                <text:p>Port of 2016-ABAPlus (Python)</text:p>
              </text:list-item>
              <text:list-item>
                <text:p>Scala for speed, verifiability, Java apps<text:line-break/><text:span text:style-name="T2">def is_flat(self):</text:span><text:span text:style-name="T2"><text:line-break/></text:span><text:span text:style-name="T2"> <text:s/>for rule in self.rules:</text:span><text:span text:style-name="T2"><text:line-break/></text:span><text:span text:style-name="T2"> <text:s text:c="3"/>if rule.consequent in self.assumptions:</text:span><text:span text:style-name="T2"><text:line-break/></text:span><text:span text:style-name="T2"> <text:s text:c="5"/>return False</text:span><text:span text:style-name="T2"><text:line-break/></text:span><text:span text:style-name="T2"> <text:s/>return True</text:span><text:span text:style-name="T2"><text:line-break/></text:span><text:span text:style-name="T2"><text:line-break/></text:span><text:span text:style-name="T2">def is_flat = !rules.exists(assumptions contains _.consequent)</text:span></text:p>
              </text:list-item>
              <text:list-item>
                <text:p>Passes unit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vl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endar application in Java</text:p>
              </text:list-item>
              <text:list-item>
                <text:p>2 million locations + time zones from Wikidata</text:p>
              </text:list-item>
              <text:list-item>
                <text:p>Scheme knowledge form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uting the framework</text:p>
          </draw:text-box>
        </draw:frame>
        <draw:frame presentation:style-name="pr4" draw:layer="layout" svg:width="26.286cm" svg:height="12.179cm" svg:x="1.4cm" svg:y="4.914cm" presentation:class="outline" presentation:user-transformed="true">
          <draw:text-box>
            <text:list text:style-name="L2">
              <text:list-item>
                <text:p>Add rule transpositions<text:line-break/><text:span text:style-name="T2">for (rule &lt;- baseRules) {</text:span><text:span text:style-name="T2"><text:line-break/></text:span><text:span text:style-name="T2"> <text:s/>for (a &lt;- rule.antecedent)</text:span><text:span text:style-name="T2"><text:line-break/></text:span><text:span text:style-name="T2"> <text:s text:c="3"/>val newAnt = (rule.antecedent - a) + rule.consequent.contrary</text:span><text:span text:style-name="T2"><text:line-break/></text:span><text:span text:style-name="T2"> <text:s text:c="3"/>rules += Rule(newAnt, a.contrary) } }</text:span></text:p>
              </text:list-item>
              <text:list-item>
                <text:p>Flat framework - for each assumption A, add:</text:p>
              </text:list-item>
            </text:list>
            <text:list text:style-name="L3">
              <text:list-item>
                <text:list>
                  <text:list-item>
                    <text:p>@A → A</text:p>
                  </text:list-item>
                  <text:list-item>
                    <text:p>¬A → ¬@A</text:p>
                  </text:list-item>
                </text:list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enar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enario = preferred extension</text:p>
              </text:list-item>
              <text:list-item>
                <text:p>Highlight differences from the grounded exten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07:39:29.929288000</meta:creation-date>
    <meta:generator>LibreOffice/5.0.3.2$MacOSX_X86_64 LibreOffice_project/e5f16313668ac592c1bfb310f4390624e3dbfb75</meta:generator>
    <dc:date>2017-06-21T02:15:31.757553000</dc:date>
    <meta:editing-duration>PT5H58M24S</meta:editing-duration>
    <meta:editing-cycles>17</meta:editing-cycles>
    <meta:document-statistic meta:object-count="53"/>
  </office:meta>
</office:document-meta>
</file>